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3cm"/>
    </style:style>
    <style:style style:name="co4" style:family="table-column">
      <style:table-column-properties fo:break-before="auto" style:column-width="4.018cm"/>
    </style:style>
    <style:style style:name="co5" style:family="table-column">
      <style:table-column-properties fo:break-before="auto" style:column-width="3.7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2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row table:style-name="ro2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Promo</text:p>
          </table:table-cell>
          <table:table-cell table:style-name="ce1" office:value-type="string">
            <text:p>Téléphone</text:p>
          </table:table-cell>
          <table:table-cell table:style-name="ce1" office:value-type="string">
            <text:p>Poste</text:p>
          </table:table-cell>
          <table:table-cell table:style-name="ce1" office:value-type="string">
            <text:p>Taille</text:p>
          </table:table-cell>
          <table:table-cell table:style-name="ce1" office:value-type="string">
            <text:p>Pointure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office:value-type="string">
            <text:p>Ancelin</text:p>
          </table:table-cell>
          <table:table-cell office:value-type="string">
            <text:p>Guillaume</text:p>
          </table:table-cell>
          <table:table-cell office:value-type="float" office:value="2012">
            <text:p>2012</text:p>
          </table:table-cell>
          <table:table-cell table:style-name="ce3" office:value-type="string">
            <text:p>06 29 75 66 06</text:p>
          </table:table-cell>
          <table:table-cell office:value-type="string">
            <text:p>Avant</text:p>
          </table:table-cell>
          <table:table-cell office:value-type="string">
            <text:p>XL</text:p>
          </table:table-cell>
          <table:table-cell table:style-name="Default" office:value-type="string">
            <text:p>45.5</text:p>
          </table:table-cell>
        </table:table-row>
        <table:table-row table:style-name="ro2">
          <table:table-cell office:value-type="string">
            <text:p>Arnal</text:p>
          </table:table-cell>
          <table:table-cell office:value-type="string">
            <text:p>Simon</text:p>
          </table:table-cell>
          <table:table-cell office:value-type="float" office:value="2012">
            <text:p>2012</text:p>
          </table:table-cell>
          <table:table-cell office:value-type="string">
            <text:p>06 13 67 30 09</text:p>
          </table:table-cell>
          <table:table-cell office:value-type="string">
            <text:p>Avant</text:p>
          </table:table-cell>
          <table:table-cell office:value-type="string">
            <text:p>L</text:p>
          </table:table-cell>
          <table:table-cell table:style-name="Default" office:value-type="string">
            <text:p>42/43</text:p>
          </table:table-cell>
        </table:table-row>
        <table:table-row table:style-name="ro2">
          <table:table-cell office:value-type="string">
            <text:p>Bernard</text:p>
          </table:table-cell>
          <table:table-cell office:value-type="string">
            <text:p>Guillaume</text:p>
          </table:table-cell>
          <table:table-cell office:value-type="float" office:value="2012">
            <text:p>2012</text:p>
          </table:table-cell>
          <table:table-cell office:value-type="string">
            <text:p>06 47 88 94 78</text:p>
          </table:table-cell>
          <table:table-cell office:value-type="string">
            <text:p>Avant</text:p>
          </table:table-cell>
          <table:table-cell office:value-type="string">
            <text:p>L</text:p>
          </table:table-cell>
          <table:table-cell table:style-name="Default" office:value-type="float" office:value="43">
            <text:p>43</text:p>
          </table:table-cell>
        </table:table-row>
        <table:table-row table:style-name="ro3">
          <table:table-cell office:value-type="string">
            <text:p>Bonnier</text:p>
          </table:table-cell>
          <table:table-cell office:value-type="string">
            <text:p>Cédric</text:p>
          </table:table-cell>
          <table:table-cell office:value-type="float" office:value="2012">
            <text:p>2012</text:p>
          </table:table-cell>
          <table:table-cell table:style-name="ce3" office:value-type="string">
            <text:p>06 98 25 14 33</text:p>
          </table:table-cell>
          <table:table-cell office:value-type="string">
            <text:p>Avant</text:p>
          </table:table-cell>
          <table:table-cell office:value-type="string">
            <text:p>M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string">
            <text:p>Couloigner</text:p>
          </table:table-cell>
          <table:table-cell office:value-type="string">
            <text:p>Thomas</text:p>
          </table:table-cell>
          <table:table-cell office:value-type="float" office:value="2012">
            <text:p>2012</text:p>
          </table:table-cell>
          <table:table-cell table:style-name="ce3" office:value-type="string">
            <text:p>06 72 18 73 08</text:p>
          </table:table-cell>
          <table:table-cell office:value-type="string">
            <text:p>Avant</text:p>
          </table:table-cell>
          <table:table-cell office:value-type="string">
            <text:p>XL</text:p>
          </table:table-cell>
          <table:table-cell office:value-type="string">
            <text:p>42.5</text:p>
          </table:table-cell>
        </table:table-row>
        <table:table-row table:style-name="ro3">
          <table:table-cell office:value-type="string">
            <text:p>De Bouchard</text:p>
          </table:table-cell>
          <table:table-cell office:value-type="string">
            <text:p>Armand</text:p>
          </table:table-cell>
          <table:table-cell office:value-type="float" office:value="2012">
            <text:p>2012</text:p>
          </table:table-cell>
          <table:table-cell table:style-name="ce3" office:value-type="string">
            <text:p>06 68 53 74 88</text:p>
          </table:table-cell>
          <table:table-cell office:value-type="string">
            <text:p>Centre</text:p>
          </table:table-cell>
          <table:table-cell office:value-type="string">
            <text:p>L</text:p>
          </table:table-cell>
          <table:table-cell office:value-type="float" office:value="41">
            <text:p>41</text:p>
          </table:table-cell>
        </table:table-row>
        <table:table-row table:style-name="ro3">
          <table:table-cell office:value-type="string">
            <text:p>Escourbiac</text:p>
          </table:table-cell>
          <table:table-cell office:value-type="string">
            <text:p>Maxime</text:p>
          </table:table-cell>
          <table:table-cell office:value-type="float" office:value="2012">
            <text:p>2012</text:p>
          </table:table-cell>
          <table:table-cell table:style-name="ce3" office:value-type="string">
            <text:p>06 26 24 60 61</text:p>
          </table:table-cell>
          <table:table-cell office:value-type="string">
            <text:p>Demi</text:p>
          </table:table-cell>
          <table:table-cell office:value-type="string">
            <text:p>L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string">
            <text:p>Houitte</text:p>
          </table:table-cell>
          <table:table-cell office:value-type="string">
            <text:p>Ronan</text:p>
          </table:table-cell>
          <table:table-cell office:value-type="float" office:value="2013">
            <text:p>2013</text:p>
          </table:table-cell>
          <table:table-cell office:value-type="string">
            <text:p>06 <text:s/>70 94 91 99</text:p>
          </table:table-cell>
          <table:table-cell/>
          <table:table-cell office:value-type="string">
            <text:p>M/L</text:p>
          </table:table-cell>
          <table:table-cell table:style-name="Default" office:value-type="string">
            <text:p>42/43</text:p>
          </table:table-cell>
        </table:table-row>
        <table:table-row table:style-name="ro3">
          <table:table-cell office:value-type="string">
            <text:p>Magny</text:p>
          </table:table-cell>
          <table:table-cell office:value-type="string">
            <text:p>Thomas</text:p>
          </table:table-cell>
          <table:table-cell office:value-type="float" office:value="2013">
            <text:p>2013</text:p>
          </table:table-cell>
          <table:table-cell office:value-type="string">
            <text:p>06 24 92 21 94 </text:p>
          </table:table-cell>
          <table:table-cell/>
          <table:table-cell office:value-type="string">
            <text:p>L/XL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string">
            <text:p>Marical</text:p>
          </table:table-cell>
          <table:table-cell office:value-type="string">
            <text:p>Benoit</text:p>
          </table:table-cell>
          <table:table-cell office:value-type="float" office:value="2012">
            <text:p>2012</text:p>
          </table:table-cell>
          <table:table-cell table:style-name="ce2" office:value-type="string">
            <text:p>06 71 38 38 64</text:p>
          </table:table-cell>
          <table:table-cell office:value-type="string">
            <text:p>Aillier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string">
            <text:p>Mboungou-Mpemissi</text:p>
          </table:table-cell>
          <table:table-cell office:value-type="string">
            <text:p>Kiminou</text:p>
          </table:table-cell>
          <table:table-cell office:value-type="float" office:value="2012">
            <text:p>2012</text:p>
          </table:table-cell>
          <table:table-cell office:value-type="string">
            <text:p>06 67 36 91 63</text:p>
          </table:table-cell>
          <table:table-cell office:value-type="string">
            <text:p>Aillier</text:p>
          </table:table-cell>
          <table:table-cell office:value-type="string">
            <text:p>L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Millau</text:p>
          </table:table-cell>
          <table:table-cell office:value-type="string">
            <text:p>Julien</text:p>
          </table:table-cell>
          <table:table-cell office:value-type="float" office:value="2012">
            <text:p>2012</text:p>
          </table:table-cell>
          <table:table-cell office:value-type="string">
            <text:p>06 32 68 61 56</text:p>
          </table:table-cell>
          <table:table-cell office:value-type="string">
            <text:p>Aillier</text:p>
          </table:table-cell>
          <table:table-cell office:value-type="string">
            <text:p>L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Reny</text:p>
          </table:table-cell>
          <table:table-cell office:value-type="string">
            <text:p>Benoit</text:p>
          </table:table-cell>
          <table:table-cell office:value-type="float" office:value="2012">
            <text:p>2012</text:p>
          </table:table-cell>
          <table:table-cell table:style-name="ce3" office:value-type="string">
            <text:p>06 80 81 14 18</text:p>
          </table:table-cell>
          <table:table-cell/>
          <table:table-cell office:value-type="string">
            <text:p>XL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Schrottenloher</text:p>
          </table:table-cell>
          <table:table-cell office:value-type="string">
            <text:p>Nicolas</text:p>
          </table:table-cell>
          <table:table-cell office:value-type="float" office:value="2013">
            <text:p>2013</text:p>
          </table:table-cell>
          <table:table-cell office:value-type="string">
            <text:p>06 88 25 29 63 </text:p>
          </table:table-cell>
          <table:table-cell/>
          <table:table-cell office:value-type="string">
            <text:p>L</text:p>
          </table:table-cell>
          <table:table-cell office:value-type="float" office:value="45">
            <text:p>45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13/10/2010</text:date>, <text:time>20:3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ime Escourbiac</meta:initial-creator>
    <meta:creation-date>2010-09-22T12:13:00</meta:creation-date>
    <dc:date>2010-10-13T20:30:19</dc:date>
    <meta:editing-duration>PT00H44M04S</meta:editing-duration>
    <meta:editing-cycles>10</meta:editing-cycles>
    <meta:generator>OpenOffice.org/3.2$Linux OpenOffice.org_project/320m12$Build-9483</meta:generator>
    <dc:creator>Maxime Escourbiac</dc:creator>
    <meta:document-statistic meta:table-count="3" meta:cell-count="101" meta:object-count="0"/>
  </office:meta>
</office:document-meta>
</file>